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2C4D1F6D7474A76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85d7"/>
    </style:style>
    <style:style style:name="P2" style:family="paragraph" style:parent-style-name="Standard">
      <style:paragraph-properties fo:text-align="start" style:justify-single-word="false"/>
      <style:text-properties officeooo:paragraph-rsid="001c85d7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c85d7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85d7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4" style:data-style-name="N0">8.04</text:variable-set>: Orbital Mo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4484651425014982304" text:style-name="L1">
        <text:list-item>
          <text:p text:style-name="P4">The planet Jupiter orbits around the sun.</text:p>
          <text:list>
            <text:list-item>
              <text:p text:style-name="P4">What is Jupiter's orbital velocity?</text:p>
            </text:list-item>
          </text:list>
        </text:list-item>
      </text:list>
      <text:p text:style-name="P2"/>
      <text:p text:style-name="P2"/>
      <text:p text:style-name="P2"/>
      <text:list xml:id="list210934906661394" text:continue-numbering="true" text:style-name="L1">
        <text:list-item>
          <text:list>
            <text:list-item>
              <text:p text:style-name="P4">What is the circumference of Jupiter's orbit? <text:s/>(assume that its orbit is a perfect circle).</text:p>
            </text:list-item>
          </text:list>
        </text:list-item>
      </text:list>
      <text:p text:style-name="P2"/>
      <text:p text:style-name="P2"/>
      <text:p text:style-name="P2"/>
      <text:list xml:id="list210934117052958" text:continue-numbering="true" text:style-name="L1">
        <text:list-item>
          <text:list>
            <text:list-item>
              <text:p text:style-name="P4">How long (in days) does it take Jupiter to orbit the sun?</text:p>
            </text:list-item>
          </text:list>
        </text:list-item>
      </text:list>
      <text:p text:style-name="P2"/>
      <text:p text:style-name="P2"/>
      <text:p text:style-name="P2"/>
      <text:list xml:id="list210934237225042" text:continue-numbering="true" text:style-name="L1">
        <text:list-item>
          <text:p text:style-name="P4">How long does it take for Neptune to orbit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935472863238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2"/>
      <text:p text:style-name="P2"/>
      <text:p text:style-name="P2"/>
      <text:list xml:id="list210935100430326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2"/>
      <text:p text:style-name="P2"/>
      <text:p text:style-name="P2"><text:soft-page-break/></text:p>
      <text:list xml:id="list210935620893752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34339225200" text:continue-numbering="true" text:style-name="L1">
        <text:list-item>
          <text:p text:style-name="P4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34424423246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C4D1F6D7474A76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1:09:33.374536586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703068576</meta:creation-date>
    <meta:editing-duration>PT4M19S</meta:editing-duration>
    <meta:editing-cycles>4</meta:editing-cycles>
    <meta:generator>LibreOffice/5.0.6.2$Linux_X86_64 LibreOffice_project/00$Build-2</meta:generator>
    <dc:date>2016-08-29T21:09:33.338267877</dc:date>
    <meta:document-statistic meta:table-count="1" meta:image-count="2" meta:object-count="0" meta:page-count="2" meta:paragraph-count="47" meta:word-count="350" meta:character-count="1831" meta:non-whitespace-character-count="1489"/>
  </office:meta>
</office:document-meta>
</file>